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Noto Sans CJK SC Regular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17a7" officeooo:paragraph-rsid="000c17a7"/>
    </style:style>
    <style:style style:name="P2" style:family="paragraph" style:parent-style-name="Standard">
      <style:paragraph-properties fo:text-align="center" style:justify-single-word="false"/>
      <style:text-properties officeooo:rsid="000c17a7" officeooo:paragraph-rsid="000e5467"/>
    </style:style>
    <style:style style:name="P3" style:family="paragraph" style:parent-style-name="Standard">
      <style:paragraph-properties fo:text-align="center" style:justify-single-word="false"/>
      <style:text-properties officeooo:rsid="000c17a7" officeooo:paragraph-rsid="00103dd5"/>
    </style:style>
    <style:style style:name="P4" style:family="paragraph" style:parent-style-name="Standard">
      <style:paragraph-properties fo:text-align="justify" style:justify-single-word="false"/>
      <style:text-properties officeooo:rsid="000c17a7" officeooo:paragraph-rsid="000c17a7"/>
    </style:style>
    <style:style style:name="P5" style:family="paragraph" style:parent-style-name="Standard">
      <style:paragraph-properties fo:text-align="justify" style:justify-single-word="false"/>
      <style:text-properties officeooo:rsid="000c17a7" officeooo:paragraph-rsid="00103dd5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103dd5" officeooo:paragraph-rsid="00103dd5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fo:font-style="italic" officeooo:rsid="00103dd5" officeooo:paragraph-rsid="00103dd5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5pt" officeooo:rsid="000c17a7" officeooo:paragraph-rsid="000c17a7" style:font-size-asian="15pt" style:font-size-complex="15pt"/>
    </style:style>
    <style:style style:name="P9" style:family="paragraph" style:parent-style-name="Standard">
      <style:paragraph-properties fo:text-align="justify" style:justify-single-word="false"/>
      <style:text-properties officeooo:rsid="001128d3" officeooo:paragraph-rsid="001128d3"/>
    </style:style>
    <style:style style:name="P10" style:family="paragraph" style:parent-style-name="Standard">
      <style:paragraph-properties fo:text-align="justify" style:justify-single-word="false"/>
      <style:text-properties officeooo:rsid="00115bae" officeooo:paragraph-rsid="00115bae"/>
    </style:style>
    <style:style style:name="P11" style:family="paragraph" style:parent-style-name="Standard">
      <style:paragraph-properties fo:text-align="end" style:justify-single-word="false"/>
      <style:text-properties officeooo:rsid="0012dfc5" officeooo:paragraph-rsid="0012dfc5"/>
    </style:style>
    <style:style style:name="P12" style:family="paragraph" style:parent-style-name="Standard">
      <style:paragraph-properties fo:text-align="justify" style:justify-single-word="false"/>
      <style:text-properties officeooo:rsid="0012dfc5" officeooo:paragraph-rsid="0012dfc5"/>
    </style:style>
    <style:style style:name="P13" style:family="paragraph" style:parent-style-name="Standard">
      <style:paragraph-properties fo:text-align="center" style:justify-single-word="false"/>
      <style:text-properties officeooo:rsid="0012dfc5" officeooo:paragraph-rsid="0012dfc5"/>
    </style:style>
    <style:style style:name="P14" style:family="paragraph" style:parent-style-name="Standard">
      <style:paragraph-properties fo:text-align="justify" style:justify-single-word="false"/>
      <style:text-properties officeooo:rsid="0014b8f5" officeooo:paragraph-rsid="0014b8f5"/>
    </style:style>
    <style:style style:name="P15" style:family="paragraph" style:parent-style-name="Standard">
      <style:paragraph-properties fo:text-align="center" style:justify-single-word="false"/>
      <style:text-properties officeooo:rsid="0014b8f5" officeooo:paragraph-rsid="0014b8f5"/>
    </style:style>
    <style:style style:name="P16" style:family="paragraph" style:parent-style-name="Standard">
      <style:paragraph-properties fo:text-align="start" style:justify-single-word="false"/>
      <style:text-properties officeooo:rsid="0014b8f5" officeooo:paragraph-rsid="0018be3a"/>
    </style:style>
    <style:style style:name="P17" style:family="paragraph" style:parent-style-name="Standard">
      <style:paragraph-properties fo:text-align="start" style:justify-single-word="false"/>
      <style:text-properties officeooo:rsid="0018be3a" officeooo:paragraph-rsid="0018be3a"/>
    </style:style>
    <style:style style:name="P18" style:family="paragraph" style:parent-style-name="Standard">
      <style:paragraph-properties fo:text-align="center" style:justify-single-word="false"/>
      <style:text-properties officeooo:rsid="0018be3a" officeooo:paragraph-rsid="0018be3a"/>
    </style:style>
    <style:style style:name="P19" style:family="paragraph" style:parent-style-name="Standard">
      <style:paragraph-properties fo:text-align="justify" style:justify-single-word="false"/>
      <style:text-properties officeooo:rsid="00199fc1" officeooo:paragraph-rsid="00199fc1"/>
    </style:style>
    <style:style style:name="P20" style:family="paragraph" style:parent-style-name="Standard">
      <style:paragraph-properties fo:text-align="justify" style:justify-single-word="false"/>
      <style:text-properties officeooo:rsid="001a95cb" officeooo:paragraph-rsid="001a95cb"/>
    </style:style>
    <style:style style:name="P21" style:family="paragraph" style:parent-style-name="Standard">
      <style:paragraph-properties fo:text-align="justify" style:justify-single-word="false"/>
      <style:text-properties officeooo:rsid="000d46ea" officeooo:paragraph-rsid="000e5467"/>
    </style:style>
    <style:style style:name="P22" style:family="paragraph" style:parent-style-name="Standard">
      <style:paragraph-properties fo:text-align="center" style:justify-single-word="false"/>
      <style:text-properties style:font-name="Noto Sans CJK SC Regular" officeooo:rsid="001a95cb" officeooo:paragraph-rsid="001a95cb" style:font-name-asian="Noto Sans CJK SC Regular" style:font-name-complex="Noto Sans CJK SC Regular"/>
    </style:style>
    <style:style style:name="P23" style:family="paragraph" style:parent-style-name="Standard">
      <style:paragraph-properties fo:text-align="center" style:justify-single-word="false"/>
      <style:text-properties style:font-name="Liberation Serif" officeooo:rsid="0014b8f5" officeooo:paragraph-rsid="0018be3a"/>
    </style:style>
    <style:style style:name="P24" style:family="paragraph" style:parent-style-name="Standard">
      <style:paragraph-properties fo:text-align="start" style:justify-single-word="false"/>
      <style:text-properties style:font-name="Liberation Serif" officeooo:rsid="0018a7f4" officeooo:paragraph-rsid="0018be3a"/>
    </style:style>
    <style:style style:name="P25" style:family="paragraph" style:parent-style-name="Standard">
      <style:paragraph-properties fo:text-align="center" style:justify-single-word="false"/>
      <style:text-properties style:font-name="Liberation Serif" officeooo:rsid="0018a7f4" officeooo:paragraph-rsid="0018be3a"/>
    </style:style>
    <style:style style:name="P26" style:family="paragraph" style:parent-style-name="Standard">
      <style:paragraph-properties fo:text-align="start" style:justify-single-word="false"/>
      <style:text-properties style:font-name="Liberation Serif" officeooo:rsid="0018be3a" officeooo:paragraph-rsid="0018be3a"/>
    </style:style>
    <style:style style:name="P27" style:family="paragraph" style:parent-style-name="Standard">
      <style:paragraph-properties fo:text-align="justify" style:justify-single-word="false"/>
      <style:text-properties style:font-name="Liberation Serif" officeooo:rsid="00199fc1" officeooo:paragraph-rsid="00199fc1"/>
    </style:style>
    <style:style style:name="P28" style:family="paragraph" style:parent-style-name="Standard">
      <style:paragraph-properties fo:text-align="center" style:justify-single-word="false"/>
      <style:text-properties style:font-name="Liberation Serif" officeooo:rsid="00199fc1" officeooo:paragraph-rsid="00199fc1"/>
    </style:style>
    <style:style style:name="P29" style:family="paragraph" style:parent-style-name="Standard">
      <style:paragraph-properties fo:text-align="justify" style:justify-single-word="false"/>
      <style:text-properties style:font-name="Liberation Serif" officeooo:rsid="001a95cb" officeooo:paragraph-rsid="00199fc1"/>
    </style:style>
    <style:style style:name="P30" style:family="paragraph" style:parent-style-name="Standard">
      <style:paragraph-properties fo:text-align="justify" style:justify-single-word="false"/>
      <style:text-properties style:font-name="Liberation Serif" officeooo:rsid="001a95cb" officeooo:paragraph-rsid="001a95cb"/>
    </style:style>
    <style:style style:name="T1" style:family="text">
      <style:text-properties officeooo:rsid="000d46ea"/>
    </style:style>
    <style:style style:name="T2" style:family="text">
      <style:text-properties officeooo:rsid="00103dd5"/>
    </style:style>
    <style:style style:name="T3" style:family="text">
      <style:text-properties officeooo:rsid="00115bae"/>
    </style:style>
    <style:style style:name="T4" style:family="text">
      <style:text-properties officeooo:rsid="0014b8f5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14b8f5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18a7f4"/>
    </style:style>
    <style:style style:name="T10" style:family="text">
      <style:text-properties style:font-name="Liberation Serif" officeooo:rsid="0018be3a"/>
    </style:style>
    <style:style style:name="T11" style:family="text">
      <style:text-properties style:font-name="Liberation Serif" style:font-name-asian="Noto Sans CJK SC Regular1" style:font-name-complex="Noto Sans CJK SC Regular1"/>
    </style:style>
    <style:style style:name="T12" style:family="text">
      <style:text-properties style:font-name="Noto Sans CJK SC Regular" style:font-name-asian="Noto Sans CJK SC Regular" style:font-name-complex="Noto Sans CJK SC Regular"/>
    </style:style>
    <style:style style:name="T13" style:family="text">
      <style:text-properties officeooo:rsid="001c10d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nstrain angle resolution by DM smearing</text:p>
      <text:p text:style-name="P1"/>
      <text:p text:style-name="P4"><text:tab/>In our algorithm , <text:s/>we use polar coordinates to search signal. However , the grid size should be chosen carefully. Because the <text:s/>different grid size might caused different results. Here , I want to use DM smearing to constrain the angle resolution.</text:p>
      <text:p text:style-name="P4"/>
      <text:p text:style-name="P4"><text:tab/>After 2-D FFT , We get a data with a straight line go cross the center. Then we calculate the angle and radius of each pixel. Then we transform the data into polar coordinate with interpolation. <text:s/>There are </text:p>
      <text:p text:style-name="P4">2 kinds of interpolate grid : radius grid and angle grid. <text:s/>The angle grid might influenced the result consequently . Along the radius , we will sum it anyway. </text:p>
      <text:p text:style-name="P4"/>
      <text:p text:style-name="P4"><text:tab/><text:span text:style-name="T1">Time delay between different frequency comply <text:s/></text:span>:</text:p>
      <text:p text:style-name="P1"><draw:frame draw:style-name="fr1" draw:name="对象1" text:anchor-type="as-char" svg:y="-0.556cm" svg:width="7.149cm" svg:height="0.96cm" draw:z-index="0"><draw:object xlink:href="./Object 1" xlink:type="simple" xlink:show="embed" xlink:actuate="onLoad"/><draw:image xlink:href="./ObjectReplacements/Object 1" xlink:type="simple" xlink:show="embed" xlink:actuate="onLoad"/><svg:desc>公式</svg:desc></draw:frame> </text:p>
      <text:p text:style-name="P11">(1)</text:p>
      <text:p text:style-name="P21">When we divide the formula above , we could get in each frequency bin , the minimum allowed time delay. </text:p>
      <text:p text:style-name="P2"><draw:frame draw:style-name="fr1" draw:name="对象2" text:anchor-type="as-char" svg:y="-0.437cm" svg:width="5.95cm" svg:height="0.593cm" draw:z-index="1"><draw:object xlink:href="./Object 2" xlink:type="simple" xlink:show="embed" xlink:actuate="onLoad"/><draw:image xlink:href="./ObjectReplacements/Object 2" xlink:type="simple" xlink:show="embed" xlink:actuate="onLoad"/><svg:desc>公式</svg:desc></draw:frame></text:p>
      <text:p text:style-name="P11">(2)</text:p>
      <text:p text:style-name="P21"><text:tab/>To avoid DM smearing , </text:p>
      <text:p text:style-name="P6"><draw:frame draw:style-name="fr1" draw:name="对象3" text:anchor-type="as-char" svg:y="-0.377cm" svg:width="1.845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5"><text:span text:style-name="T2">We could decide the DM step to avoid </text:span>DM smearing. <text:s/><text:span text:style-name="T2">When we make the comparison equal, It </text:span><text:s/>compromise a limit like:</text:p>
      <text:p text:style-name="P3"><draw:frame draw:style-name="fr1" draw:name="对象4" text:anchor-type="as-char" svg:y="-0.437cm" svg:width="7.934cm" svg:height="0.59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1">(3)</text:p>
      <text:p text:style-name="P19"/>
      <text:p text:style-name="P19">Here we suppose f &gt;&gt; <text:span text:style-name="T7">∆</text:span><text:span text:style-name="T11">f .</text:span></text:p>
      <text:p text:style-name="P9">When <draw:frame draw:style-name="fr1" draw:name="对象5" text:anchor-type="as-char" svg:y="-0.377cm" svg:width="1.683cm" svg:height="0.531cm" draw:z-index="4"><draw:object xlink:href="./Object 5" xlink:type="simple" xlink:show="embed" xlink:actuate="onLoad"/><draw:image xlink:href="./ObjectReplacements/Object 5" xlink:type="simple" xlink:show="embed" xlink:actuate="onLoad"/></draw:frame>we got the diagonal separator. DM below the separator will obey the DM step above. DM beyond the diagonal separator will <text:span text:style-name="T3">have bigger DM step.</text:span></text:p>
      <text:p text:style-name="P9"/>
      <text:p text:style-name="P9"/>
      <text:p text:style-name="P10">As the DM has a relationship with Angle. Here we want to use this DM limit to constrain Angle resolution.</text:p>
      <text:p text:style-name="P10"/>
      <text:p text:style-name="P12">From formula (1), <text:s/>we could get the slop of straight line:</text:p>
      <text:p text:style-name="P13"><draw:frame draw:style-name="fr1" draw:name="对象6" text:anchor-type="as-char" svg:y="-1.109cm" svg:width="4.844cm" svg:height="1.48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1">(4)</text:p>
      <text:p text:style-name="P12">where <draw:frame draw:style-name="fr1" draw:name="对象7" text:anchor-type="as-char" svg:y="-0.437cm" svg:width="3.059cm" svg:height="0.527cm" draw:z-index="6"><draw:object xlink:href="./Object 7" xlink:type="simple" xlink:show="embed" xlink:actuate="onLoad"/><draw:image xlink:href="./ObjectReplacements/Object 7" xlink:type="simple" xlink:show="embed" xlink:actuate="onLoad"/></draw:frame>, and take reference frequency as infinitely high.</text:p>
      <text:p text:style-name="P12"/>
      <text:p text:style-name="P12">Take advantage of the character of 2D-FFT. After 2D Fourier Transform, <text:s/>It will appear a straight line go cross the center and perpendicular to original straight line. <text:s/>Take horizontal line as original line, we could calculate the angle between the original line note as <text:span text:style-name="T6">θ</text:span>. As <text:span text:style-name="T4">mentioned</text:span> above , <draw:frame draw:style-name="fr1" draw:name="对象8" text:anchor-type="as-char" svg:y="-0.45cm" svg:width="1.963cm" svg:height="0.556cm" draw:z-index="7"><draw:object xlink:href="./Object 8" xlink:type="simple" xlink:show="embed" xlink:actuate="onLoad"/><draw:image xlink:href="./ObjectReplacements/Object 8" xlink:type="simple" xlink:show="embed" xlink:actuate="onLoad"/></draw:frame>.</text:p>
      <text:p text:style-name="P12"/>
      <text:p text:style-name="P14">so </text:p>
      <text:p text:style-name="P15"><text:soft-page-break/><draw:frame draw:style-name="fr1" draw:name="对象9" text:anchor-type="as-char" svg:y="-0.377cm" svg:width="3.253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2"/>
      <text:p text:style-name="P15"/>
      <text:p text:style-name="P14">Then we could get the relationship between <text:span text:style-name="T5">θ</text:span><text:span text:style-name="T8"> and </text:span><text:span text:style-name="T10">DM</text:span><text:span text:style-name="T8">:</text:span></text:p>
      <text:p text:style-name="P23"><draw:frame draw:style-name="fr1" draw:name="对象10" text:anchor-type="as-char" svg:y="-0.683cm" svg:width="7.138cm" svg:height="1.124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16"><text:span text:style-name="T9">where </text:span><text:span text:style-name="T9"><draw:frame draw:style-name="fr1" draw:name="对象11" text:anchor-type="as-char" svg:y="-0.674cm" svg:width="4.399cm" svg:height="1.078cm" draw:z-index="9"><draw:object xlink:href="./Object 11" xlink:type="simple" xlink:show="embed" xlink:actuate="onLoad"/><draw:image xlink:href="./ObjectReplacements/Object 11" xlink:type="simple" xlink:show="embed" xlink:actuate="onLoad"/></draw:frame></text:span><text:span text:style-name="T9">,</text:span><text:span text:style-name="T9"><draw:frame draw:style-name="fr1" draw:name="对象12" text:anchor-type="as-char" svg:y="-0.437cm" svg:width="4.253cm" svg:height="0.591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24"/>
      <text:p text:style-name="P17"><text:span text:style-name="T9">W</text:span><text:span text:style-name="T8">e can finally got the DM through k2:</text:span></text:p>
      <text:p text:style-name="P26"/>
      <text:p text:style-name="P18"><text:span text:style-name="T8"><draw:frame draw:style-name="fr1" draw:name="对象13" text:anchor-type="as-char" svg:y="-0.683cm" svg:width="5.002cm" svg:height="1.124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8"> </text:span></text:p>
      <text:p text:style-name="P27">Take differential in both sides:</text:p>
      <text:p text:style-name="P27"/>
      <text:p text:style-name="P25"><draw:frame draw:style-name="fr1" draw:name="对象14" text:anchor-type="as-char" svg:y="-0.684cm" svg:width="5.826cm" svg:height="1.125cm" draw:z-index="13"><draw:object xlink:href="./Object 14" xlink:type="simple" xlink:show="embed" xlink:actuate="onLoad"/><draw:image xlink:href="./ObjectReplacements/Object 14" xlink:type="simple" xlink:show="embed" xlink:actuate="onLoad"/><svg:desc>公式</svg:desc></draw:frame></text:p>
      <text:p text:style-name="P25"/>
      <text:p text:style-name="P19"><text:span text:style-name="T9">T</text:span><text:span text:style-name="T8">o avoid DM smearing combing (3):</text:span></text:p>
      <text:p text:style-name="P28"><draw:frame draw:style-name="fr1" draw:name="对象15" text:anchor-type="as-char" svg:y="-0.437cm" svg:width="7.188cm" svg:height="0.591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9"><text:span text:style-name="T8">Take Tianlai parameter: </text:span><text:span text:style-name="T8"><draw:frame draw:style-name="fr1" draw:name="对象16" text:anchor-type="as-char" svg:y="-0.377cm" svg:width="10.395cm" svg:height="0.531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29"/>
      <text:p text:style-name="P20"><text:span text:style-name="T8">We could get the </text:span><text:span text:style-name="T5">δ</text:span><text:span text:style-name="T8">DM </text:span><text:span text:style-name="T12">≈ </text:span><text:span text:style-name="T8">630</text:span><text:span text:style-name="T8"><draw:frame draw:style-name="fr1" draw:name="对象17" text:anchor-type="as-char" svg:y="-0.437cm" svg:width="1.522cm" svg:height="0.527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29"/>
      <text:p text:style-name="P20"><text:span text:style-name="T8">We could found that </text:span><text:span text:style-name="T5">δ(row/rank)</text:span><text:span text:style-name="T8"> is also depend on time length. </text:span></text:p>
      <text:p text:style-name="P30"/>
      <text:p text:style-name="P30"/>
      <text:p text:style-name="P30">Conclusion:</text:p>
      <text:p text:style-name="P30"/>
      <text:p text:style-name="P30">I’m not sure whether could <text:s/>we constrain like that, it looks like right. <text:span text:style-name="T13">As for radius resolution constrain, Yichao also suggest to keep total pixel constant to make the whole information conservation. <text:s/>It means once we <text:s/>have make choice of angle resolution, we could also get the radius resolution. 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Noto Sans CJK SC Regular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Noto Sans CJK S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Noto Sans CJK S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Noto Sans CJK SC Regular1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1:56:31.255586065</meta:creation-date>
    <dc:date>2017-04-10T16:21:27.329460811</dc:date>
    <meta:editing-duration>PT1H30M42S</meta:editing-duration>
    <meta:editing-cycles>7</meta:editing-cycles>
    <meta:generator>LibreOffice/5.1.6.2$Linux_X86_64 LibreOffice_project/10m0$Build-2</meta:generator>
    <meta:document-statistic meta:table-count="0" meta:image-count="0" meta:object-count="17" meta:page-count="2" meta:paragraph-count="39" meta:word-count="398" meta:character-count="2234" meta:non-whitespace-character-count="1838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t</mi>
        <mo stretchy="false">=</mo>
        <mrow>
          <mn>4.15</mn>
          <mo stretchy="false">×</mo>
          <msup>
            <mn>10</mn>
            <mn>6</mn>
          </msup>
        </mrow>
      </mrow>
      <mrow>
        <mi mathvariant="italic">ms</mi>
        <mo stretchy="false">⋅</mo>
        <mi mathvariant="italic">DM</mi>
        <mo stretchy="false">×</mo>
        <mrow>
          <mo fence="true" stretchy="false">(</mo>
          <mrow>
            <mrow>
              <mtext/>
              <mi>f</mi>
              <mtable>
                <mtr>
                  <mtd>
                    <mrow>
                      <mo stretchy="false">−</mo>
                      <mn>2</mn>
                    </mrow>
                  </mtd>
                </mtr>
                <mtr>
                  <mtd>
                    <mi mathvariant="italic">ref</mi>
                  </mtd>
                </mtr>
              </mtable>
              <mrow>
                <mtext/>
                <mo stretchy="false">−</mo>
                <mi>f</mi>
              </mrow>
              <mtable>
                <mtr>
                  <mtd>
                    <mrow>
                      <mo stretchy="false">−</mo>
                      <mn>2</mn>
                    </mrow>
                  </mtd>
                </mtr>
                <mtr>
                  <mtd>
                    <mrow>
                      <mi mathvariant="italic">chan</mi>
                      <mtext/>
                    </mrow>
                  </mtd>
                </mtr>
              </mtable>
            </mrow>
          </mrow>
          <mo fence="true" stretchy="false">)</mo>
        </mrow>
      </mrow>
    </mrow>
    <annotation encoding="StarMath 5.0">%DELTA t = 4.15 times 10^6 ms cdot DM  times (% f binom{-2}{ref} %- f binom{-2}{chan%})</annotation>
  </semantics>
</math>
</file>

<file path=Object 10/content.xml><?xml version="1.0" encoding="utf-8"?>
<math xmlns="http://www.w3.org/1998/Math/MathML" display="block">
  <semantics>
    <mrow>
      <mrow>
        <msub>
          <mi>k</mi>
          <mn>2</mn>
        </msub>
        <mo stretchy="false">=</mo>
        <mi>tan</mi>
      </mrow>
      <mrow>
        <mi mathvariant="normal">θ</mi>
        <mo stretchy="false">=</mo>
        <mrow>
          <mrow>
            <mo stretchy="false">−</mo>
            <mi>C</mi>
          </mrow>
          <mo stretchy="false">⋅</mo>
          <mi mathvariant="italic">DM</mi>
          <mo stretchy="false">⋅</mo>
          <msub>
            <mi>N</mi>
            <mi mathvariant="italic">bins</mi>
          </msub>
        </mrow>
        <mo stretchy="false">=</mo>
        <mfrac>
          <mi mathvariant="italic">row</mi>
          <mi mathvariant="italic">rank</mi>
        </mfrac>
      </mrow>
      <mrow>
        <mtext/>
        <mo stretchy="false">⋅</mo>
        <mtext/>
      </mrow>
      <mfrac>
        <msub>
          <mi mathvariant="italic">row</mi>
          <mi mathvariant="italic">rsl</mi>
        </msub>
        <msub>
          <mi mathvariant="italic">rank</mi>
          <mi mathvariant="italic">rsl</mi>
        </msub>
      </mfrac>
    </mrow>
    <annotation encoding="StarMath 5.0">k_2 =tan%theta= -C cdot DM cdot N_bins= row over rank % cdot % row_rsl over rank_rsl</annotation>
  </semantics>
</math>
</file>

<file path=Object 11/content.xml><?xml version="1.0" encoding="utf-8"?>
<math xmlns="http://www.w3.org/1998/Math/MathML" display="block">
  <semantics>
    <mrow>
      <msub>
        <mi mathvariant="italic">row</mi>
        <mi mathvariant="italic">rsl</mi>
      </msub>
      <mo stretchy="false">=</mo>
      <msup>
        <mrow>
          <mo fence="true" stretchy="false">(</mo>
          <mrow>
            <mrow>
              <mi>f</mi>
              <mtable>
                <mtr>
                  <mtd>
                    <mrow>
                      <mo stretchy="false">−</mo>
                      <mn>2</mn>
                    </mrow>
                  </mtd>
                </mtr>
                <mtr>
                  <mtd>
                    <mi mathvariant="italic">high</mi>
                  </mtd>
                </mtr>
              </mtable>
              <mrow>
                <mtext/>
                <mo stretchy="false">−</mo>
                <mi>f</mi>
              </mrow>
              <mtable>
                <mtr>
                  <mtd>
                    <mrow>
                      <mo stretchy="false">−</mo>
                      <mn>2</mn>
                    </mrow>
                  </mtd>
                </mtr>
                <mtr>
                  <mtd>
                    <mi mathvariant="italic">low</mi>
                  </mtd>
                </mtr>
              </mtable>
            </mrow>
          </mrow>
          <mo fence="true" stretchy="false">)</mo>
        </mrow>
        <mrow>
          <mo stretchy="false">−</mo>
          <mn>1</mn>
        </mrow>
      </msup>
    </mrow>
    <annotation encoding="StarMath 5.0">row_rsl = ( f binom{-2}{high}% -  f binom{-2}{low} )^-1</annotation>
  </semantics>
</math>
</file>

<file path=Object 12/content.xml><?xml version="1.0" encoding="utf-8"?>
<math xmlns="http://www.w3.org/1998/Math/MathML" display="block">
  <semantics>
    <mrow>
      <mrow>
        <msub>
          <mi mathvariant="italic">rank</mi>
          <mi mathvariant="italic">rsl</mi>
        </msub>
        <mo stretchy="false">=</mo>
        <msup>
          <mrow>
            <mo fence="true" stretchy="false">(</mo>
            <mrow>
              <mrow>
                <msub>
                  <mi>N</mi>
                  <mi>t</mi>
                </msub>
                <mo stretchy="false">⋅</mo>
                <msub>
                  <mi>t</mi>
                  <mi mathvariant="italic">rsl</mi>
                </msub>
              </mrow>
            </mrow>
            <mo fence="true" stretchy="false">)</mo>
          </mrow>
          <mrow>
            <mo stretchy="false">−</mo>
            <mn>1</mn>
          </mrow>
        </msup>
      </mrow>
      <mrow>
        <mtext/>
        <mo stretchy="false">=</mo>
        <msup>
          <mi>T</mi>
          <mrow>
            <mo stretchy="false">−</mo>
            <mn>1</mn>
          </mrow>
        </msup>
      </mrow>
    </mrow>
    <annotation encoding="StarMath 5.0">rank_rsl = ( N_t cdot t_rsl )^-1 % = T^-1</annotation>
  </semantics>
</math>
</file>

<file path=Object 13/content.xml><?xml version="1.0" encoding="utf-8"?>
<math xmlns="http://www.w3.org/1998/Math/MathML" display="block">
  <semantics>
    <mrow>
      <mrow>
        <mi mathvariant="italic">DM</mi>
        <mo stretchy="false">=</mo>
        <mfrac>
          <mi mathvariant="italic">row</mi>
          <mi mathvariant="italic">rank</mi>
        </mfrac>
      </mrow>
      <mrow>
        <mtext/>
        <mo stretchy="false">⋅</mo>
        <mtext/>
      </mrow>
      <mrow>
        <mfrac>
          <msub>
            <mi mathvariant="italic">row</mi>
            <mi mathvariant="italic">rsl</mi>
          </msub>
          <msub>
            <mi mathvariant="italic">rank</mi>
            <mi mathvariant="italic">rsl</mi>
          </msub>
        </mfrac>
        <mo stretchy="false">⋅</mo>
        <mtext/>
      </mrow>
      <mfrac>
        <mn>1</mn>
        <mrow>
          <mi>C</mi>
          <mo stretchy="false">⋅</mo>
          <msub>
            <mi>N</mi>
            <mi mathvariant="italic">bin</mi>
          </msub>
        </mrow>
      </mfrac>
    </mrow>
    <annotation encoding="StarMath 5.0">DM = row over rank % cdot % row_rsl over rank_rsl cdot% 1 over {C cdot N_bin}</annotation>
  </semantics>
</math>
</file>

<file path=Object 14/content.xml><?xml version="1.0" encoding="utf-8"?>
<math xmlns="http://www.w3.org/1998/Math/MathML" display="block">
  <semantics>
    <mrow>
      <mi mathvariant="normal">δ</mi>
      <mrow>
        <mi mathvariant="italic">DM</mi>
        <mo stretchy="false">=</mo>
        <mi mathvariant="normal">δ</mi>
      </mrow>
      <mrow>
        <mo fence="true" stretchy="false">(</mo>
        <mrow>
          <mfrac>
            <mi mathvariant="italic">row</mi>
            <mi mathvariant="italic">rank</mi>
          </mfrac>
        </mrow>
        <mo fence="true" stretchy="false">)</mo>
      </mrow>
      <mrow>
        <mtext/>
        <mo stretchy="false">⋅</mo>
        <mtext/>
      </mrow>
      <mrow>
        <mfrac>
          <msub>
            <mi mathvariant="italic">row</mi>
            <mi mathvariant="italic">rsl</mi>
          </msub>
          <msub>
            <mi mathvariant="italic">rank</mi>
            <mi mathvariant="italic">rsl</mi>
          </msub>
        </mfrac>
        <mo stretchy="false">⋅</mo>
        <mtext/>
      </mrow>
      <mfrac>
        <mn>1</mn>
        <mrow>
          <mi>C</mi>
          <mo stretchy="false">⋅</mo>
          <msub>
            <mi>N</mi>
            <mi mathvariant="italic">bin</mi>
          </msub>
        </mrow>
      </mfrac>
    </mrow>
    <annotation encoding="StarMath 5.0">%delta DM = %delta (row over rank )% cdot % row_rsl over rank_rsl cdot% 1 over {C cdot N_bin}</annotation>
  </semantics>
</math>
</file>

<file path=Object 15/content.xml><?xml version="1.0" encoding="utf-8"?>
<math xmlns="http://www.w3.org/1998/Math/MathML" display="block">
  <semantics>
    <mrow>
      <mi mathvariant="normal">δ</mi>
      <mrow>
        <mi mathvariant="italic">DM</mi>
        <mo stretchy="false">=</mo>
        <mrow>
          <mn>1.205</mn>
          <mo stretchy="false">×</mo>
          <msup>
            <mn>10</mn>
            <mrow>
              <mo stretchy="false">−</mo>
              <mn>7</mn>
            </mrow>
          </msup>
        </mrow>
      </mrow>
      <msup>
        <mi mathvariant="italic">cm</mi>
        <mrow>
          <mo stretchy="false">−</mo>
          <mn>3</mn>
        </mrow>
      </msup>
      <mrow>
        <mi mathvariant="italic">pc</mi>
        <mo stretchy="false">⋅</mo>
        <msub>
          <mi>t</mi>
          <mi mathvariant="italic">samp</mi>
        </msub>
      </mrow>
      <mrow>
        <mo fence="true" stretchy="false">(</mo>
        <mrow>
          <mrow>
            <mrow>
              <msup>
                <mi>f</mi>
                <mn>3</mn>
              </msup>
              <mo stretchy="false">/</mo>
              <mi mathvariant="normal">Δ</mi>
            </mrow>
            <mi>f</mi>
          </mrow>
        </mrow>
        <mo fence="true" stretchy="false">)</mo>
      </mrow>
    </mrow>
    <annotation encoding="StarMath 5.0">%delta DM = 1.205 times 10^-7 cm^-3pc cdot t sub samp( f^3/%DELTA f )</annotation>
  </semantics>
</math>
</file>

<file path=Object 16/content.xml><?xml version="1.0" encoding="utf-8"?>
<math xmlns="http://www.w3.org/1998/Math/MathML" display="block">
  <semantics>
    <mrow>
      <mrow>
        <msub>
          <mi>t</mi>
          <mi mathvariant="italic">samp</mi>
        </msub>
        <mo stretchy="false">=</mo>
        <mn>1</mn>
      </mrow>
      <mi mathvariant="italic">ms</mi>
      <mi>,</mi>
      <mtext/>
      <mrow>
        <mi>f</mi>
        <mo stretchy="false">=</mo>
        <mn>800</mn>
      </mrow>
      <mi mathvariant="italic">MHz</mi>
      <mi>,</mi>
      <mi mathvariant="normal">Δ</mi>
      <mrow>
        <mi>f</mi>
        <mo stretchy="false">=</mo>
        <mrow>
          <mrow>
            <mn>100</mn>
            <mi mathvariant="italic">MHz</mi>
          </mrow>
          <mo stretchy="false">/</mo>
          <mn>1024</mn>
        </mrow>
        <mo stretchy="false">=</mo>
        <mn>0.098</mn>
      </mrow>
      <mi mathvariant="italic">MHz</mi>
      <mi>.</mi>
    </mrow>
    <annotation encoding="StarMath 5.0">t_samp = 1ms, % f=800MHz, %DELTA f = {100MHz } / 1024 = 0.098 MHz.</annotation>
  </semantics>
</math>
</file>

<file path=Object 17/content.xml><?xml version="1.0" encoding="utf-8"?>
<math xmlns="http://www.w3.org/1998/Math/MathML" display="block">
  <semantics>
    <mrow>
      <msup>
        <mi mathvariant="italic">cm</mi>
        <mrow>
          <mo stretchy="false">−</mo>
          <mn>3</mn>
        </mrow>
      </msup>
      <mi mathvariant="italic">pc</mi>
    </mrow>
    <annotation encoding="StarMath 5.0">cm^-3 pc</annotation>
  </semantics>
</math>
</file>

<file path=Object 2/content.xml><?xml version="1.0" encoding="utf-8"?>
<math xmlns="http://www.w3.org/1998/Math/MathML" display="block">
  <semantics>
    <mrow>
      <mrow>
        <msub>
          <mi>t</mi>
          <mi mathvariant="italic">DM</mi>
        </msub>
        <mo stretchy="false">=</mo>
        <mrow>
          <mn>8.3</mn>
          <mo stretchy="false">×</mo>
          <msup>
            <mn>10</mn>
            <mn>6</mn>
          </msup>
        </mrow>
      </mrow>
      <mrow>
        <mi mathvariant="italic">ms</mi>
        <mo stretchy="false">×</mo>
        <mi mathvariant="italic">DM</mi>
        <mo stretchy="false">×</mo>
        <mi mathvariant="normal">Δ</mi>
      </mrow>
      <mrow>
        <mi>f</mi>
        <mo stretchy="false">×</mo>
        <msup>
          <mi>f</mi>
          <mrow>
            <mo stretchy="false">−</mo>
            <mn>3</mn>
          </mrow>
        </msup>
      </mrow>
    </mrow>
    <annotation encoding="StarMath 5.0">t sub DM = 8.3 times 10^6 ms  times DM  times %DELTA f times f^-3</annotation>
  </semantics>
</math>
</file>

<file path=Object 3/content.xml><?xml version="1.0" encoding="utf-8"?>
<math xmlns="http://www.w3.org/1998/Math/MathML" display="block">
  <semantics>
    <mrow>
      <msub>
        <mi>t</mi>
        <mi mathvariant="italic">dm</mi>
      </msub>
      <mrow>
        <mtext/>
        <mo stretchy="false">≥</mo>
        <mtext/>
      </mrow>
      <msub>
        <mi>t</mi>
        <mi mathvariant="italic">samp</mi>
      </msub>
    </mrow>
    <annotation encoding="StarMath 5.0">t sub dm %&gt;= % t sub samp </annotation>
  </semantics>
</math>
</file>

<file path=Object 4/content.xml><?xml version="1.0" encoding="utf-8"?>
<math xmlns="http://www.w3.org/1998/Math/MathML" display="block">
  <semantics>
    <mrow>
      <mrow>
        <msub>
          <mi mathvariant="italic">DM</mi>
          <mi>i</mi>
        </msub>
        <mo stretchy="false">=</mo>
        <mrow>
          <mn>1.205</mn>
          <mo stretchy="false">×</mo>
          <msup>
            <mn>10</mn>
            <mrow>
              <mo stretchy="false">−</mo>
              <mn>7</mn>
            </mrow>
          </msup>
        </mrow>
      </mrow>
      <msup>
        <mi mathvariant="italic">cm</mi>
        <mrow>
          <mo stretchy="false">−</mo>
          <mn>3</mn>
        </mrow>
      </msup>
      <mi mathvariant="italic">pc</mi>
      <mrow>
        <mo fence="true" stretchy="false">(</mo>
        <mrow>
          <mrow>
            <mi>i</mi>
            <mo stretchy="false">−</mo>
            <mn>1</mn>
          </mrow>
        </mrow>
        <mo fence="true" stretchy="false">)</mo>
      </mrow>
      <msub>
        <mi>t</mi>
        <mi mathvariant="italic">samp</mi>
      </msub>
      <mrow>
        <mo fence="true" stretchy="false">(</mo>
        <mrow>
          <mrow>
            <mrow>
              <msup>
                <mi>f</mi>
                <mn>3</mn>
              </msup>
              <mo stretchy="false">/</mo>
              <mi mathvariant="normal">Δ</mi>
            </mrow>
            <mi>f</mi>
          </mrow>
        </mrow>
        <mo fence="true" stretchy="false">)</mo>
      </mrow>
    </mrow>
    <annotation encoding="StarMath 5.0">DM sub i = 1.205 times 10^-7 cm^-3pc(i-1 )t sub samp( f^3/%DELTA f )</annotation>
  </semantics>
</math>
</file>

<file path=Object 5/content.xml><?xml version="1.0" encoding="utf-8"?>
<math xmlns="http://www.w3.org/1998/Math/MathML" display="block">
  <semantics>
    <mrow>
      <mrow>
        <mi>i</mi>
        <mo stretchy="false">=</mo>
        <msub>
          <mi>N</mi>
          <mi mathvariant="italic">chan</mi>
        </msub>
      </mrow>
      <mi>,</mi>
    </mrow>
    <annotation encoding="StarMath 5.0">i = N_chan, </annotation>
  </semantics>
</math>
</file>

<file path=Object 6/content.xml><?xml version="1.0" encoding="utf-8"?>
<math xmlns="http://www.w3.org/1998/Math/MathML" display="block">
  <semantics>
    <mrow>
      <mrow>
        <msub>
          <mi>k</mi>
          <mn>1</mn>
        </msub>
        <mo stretchy="false">=</mo>
        <mi>tan</mi>
      </mrow>
      <mrow>
        <mi mathvariant="normal">β</mi>
        <mo stretchy="false">=</mo>
        <mfrac>
          <mrow>
            <mi>f</mi>
            <mtable>
              <mtr>
                <mtd>
                  <mrow>
                    <mo stretchy="false">−</mo>
                    <mn>2</mn>
                  </mrow>
                </mtd>
              </mtr>
              <mtr>
                <mtd>
                  <mi mathvariant="italic">chan</mi>
                </mtd>
              </mtr>
            </mtable>
          </mrow>
          <mrow>
            <mi mathvariant="normal">Δ</mi>
            <mi>t</mi>
          </mrow>
        </mfrac>
        <mo stretchy="false">=</mo>
        <mfrac>
          <mn>1</mn>
          <mrow>
            <mi>C</mi>
            <mo stretchy="false">⋅</mo>
            <mi mathvariant="italic">DM</mi>
          </mrow>
        </mfrac>
      </mrow>
    </mrow>
    <annotation encoding="StarMath 5.0"> k_1 = tan%beta = {f binom{-2}{chan} } over {%DELTA t} = {1} over { C cdot DM } </annotation>
  </semantics>
</math>
</file>

<file path=Object 7/content.xml><?xml version="1.0" encoding="utf-8"?>
<math xmlns="http://www.w3.org/1998/Math/MathML" display="block">
  <semantics>
    <mrow>
      <mrow>
        <mi>C</mi>
        <mo stretchy="false">=</mo>
        <mrow>
          <mn>4.15</mn>
          <mo stretchy="false">×</mo>
          <msup>
            <mn>10</mn>
            <mn>6</mn>
          </msup>
        </mrow>
      </mrow>
      <mi mathvariant="italic">ms</mi>
    </mrow>
    <annotation encoding="StarMath 5.0">C=4.15 times 10^6 ms</annotation>
  </semantics>
</math>
</file>

<file path=Object 8/content.xml><?xml version="1.0" encoding="utf-8"?>
<math xmlns="http://www.w3.org/1998/Math/MathML" display="block">
  <semantics>
    <mrow>
      <mrow>
        <mrow>
          <mi mathvariant="normal">θ</mi>
          <mo stretchy="false">+</mo>
          <mi mathvariant="normal">β</mi>
        </mrow>
        <mo stretchy="false">=</mo>
        <mn>90</mn>
      </mrow>
      <mover accent="true">
        <mrow/>
        <mo stretchy="false">˚</mo>
      </mover>
    </mrow>
    <annotation encoding="StarMath 5.0">%theta  + %beta =90 circle</annotation>
  </semantics>
</math>
</file>

<file path=Object 9/content.xml><?xml version="1.0" encoding="utf-8"?>
<math xmlns="http://www.w3.org/1998/Math/MathML" display="block">
  <semantics>
    <mrow>
      <msub>
        <mi>k</mi>
        <mn>2</mn>
      </msub>
      <mrow>
        <mtext/>
        <mo stretchy="false">=</mo>
        <mi>tan</mi>
      </mrow>
      <mi mathvariant="normal">θ</mi>
      <mrow>
        <mtext/>
        <mo stretchy="false">=</mo>
        <mrow>
          <mrow>
            <mo stretchy="false">−</mo>
            <mn>1</mn>
          </mrow>
          <mo stretchy="false">/</mo>
          <msub>
            <mi>k</mi>
            <mn>1</mn>
          </msub>
        </mrow>
      </mrow>
    </mrow>
    <annotation encoding="StarMath 5.0">k_2 %= tan%theta %= -1 / k_1  </annotation>
  </semantics>
</math>
</file>